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84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3.0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" office:value-type="date" office:date-value="2015-12-05" calcext:value-type="date">
            <text:p>12/05/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0000-00-00T16:05:22.0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5-13T16:06:58.164000000</dc:date>
    <meta:editing-duration>PT6H24M13S</meta:editing-duration>
    <meta:editing-cycles>75</meta:editing-cycles>
    <meta:generator>LibreOffice/4.1.4.2$Windows_x86 LibreOffice_project/0a0440ccc0227ad9829de5f46be37cfb6edcf72</meta:generator>
    <meta:document-statistic meta:table-count="1" meta:cell-count="204" meta:object-count="0"/>
  </office:meta>
</office:document-meta>
</file>